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ch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15" table:style-name="ce4">
            <text:p>315</text:p>
          </table:table-cell>
          <table:table-cell office:value-type="float" office:value="298.15254999999996" table:style-name="ce4">
            <text:p>298</text:p>
          </table:table-cell>
          <table:table-cell office:value-type="float" office:value="834" table:style-name="ce4">
            <text:p>834</text:p>
          </table:table-cell>
          <table:table-cell office:value-type="float" office:value="809.67432000000008" table:style-name="ce4">
            <text:p>810</text:p>
          </table:table-cell>
          <table:table-cell office:value-type="float" office:value="3737" table:style-name="ce4">
            <text:p>3,737</text:p>
          </table:table-cell>
          <table:table-cell office:value-type="float" office:value="3649.8603099999987" table:style-name="ce4">
            <text:p>3,650</text:p>
          </table:table-cell>
          <table:table-cell office:value-type="float" office:value="2066" table:style-name="ce4">
            <text:p>2,066</text:p>
          </table:table-cell>
          <table:table-cell office:value-type="float" office:value="2016.1259" table:style-name="ce4">
            <text:p>2,016</text:p>
          </table:table-cell>
          <table:table-cell office:value-type="float" office:value="169" table:style-name="ce4">
            <text:p>169</text:p>
          </table:table-cell>
          <table:table-cell office:value-type="float" office:value="165.03203999999999" table:style-name="ce4">
            <text:p>165</text:p>
          </table:table-cell>
          <table:table-cell office:value-type="float" office:value="41" table:style-name="ce4">
            <text:p>41</text:p>
          </table:table-cell>
          <table:table-cell office:value-type="float" office:value="38.098649999999999" table:style-name="ce4">
            <text:p>38</text:p>
          </table:table-cell>
          <table:table-cell office:value-type="float" office:value="7162" table:style-name="ce4">
            <text:p>7,162</text:p>
          </table:table-cell>
          <table:table-cell office:value-type="float" office:value="6976.9437699999989" table:style-name="ce4">
            <text:p>6,977</text:p>
          </table:table-cell>
          <table:table-cell office:value-type="float" office:value="89" table:style-name="ce4">
            <text:p>89</text:p>
          </table:table-cell>
          <table:table-cell office:value-type="float" office:value="82.65" table:style-name="ce4">
            <text:p>83</text:p>
          </table:table-cell>
          <table:table-cell office:value-type="float" office:value="57.4" table:style-name="ce4">
            <text:p>57</text:p>
          </table:table-cell>
          <table:table-cell office:value-type="float" office:value="49.93" table:style-name="ce4">
            <text:p>50</text:p>
          </table:table-cell>
          <table:table-cell office:value-type="float" office:value="416.63" table:style-name="ce4">
            <text:p>417</text:p>
          </table:table-cell>
          <table:table-cell office:value-type="float" office:value="416.23" table:style-name="ce4">
            <text:p>416</text:p>
          </table:table-cell>
          <table:table-cell office:value-type="float" office:value="563.03" table:style-name="ce4">
            <text:p>563</text:p>
          </table:table-cell>
          <table:table-cell office:value-type="float" office:value="548.81000000000006" table:style-name="ce4">
            <text:p>549</text:p>
          </table:table-cell>
          <table:table-cell office:value-type="float" office:value="0" table:style-name="ce4">
            <text:p>0</text:p>
          </table:table-cell>
          <table:table-cell office:value-type="float" office:value="7725.03" table:style-name="ce4">
            <text:p>7,725</text:p>
          </table:table-cell>
          <table:table-cell office:value-type="float" office:value="7525.7537699999993" table:style-name="ce4">
            <text:p>7,526</text:p>
          </table:table-cell>
          <table:table-cell office:value-type="float" office:value="24320650.059999995" table:style-name="ce4">
            <text:p>24,320,650</text:p>
          </table:table-cell>
          <table:table-cell office:value-type="float" office:value="985469.82000000007" table:style-name="ce4">
            <text:p>985,470</text:p>
          </table:table-cell>
          <table:table-cell office:value-type="float" office:value="174381.25" table:style-name="ce4">
            <text:p>174,381</text:p>
          </table:table-cell>
          <table:table-cell office:value-type="float" office:value="46072.63" table:style-name="ce4">
            <text:p>46,073</text:p>
          </table:table-cell>
          <table:table-cell office:value-type="float" office:value="7237275.2699999996" table:style-name="ce4">
            <text:p>7,237,275</text:p>
          </table:table-cell>
          <table:table-cell office:value-type="float" office:value="3956048.28" table:style-name="ce4">
            <text:p>3,956,048</text:p>
          </table:table-cell>
          <table:table-cell office:value-type="float" office:value="36719897.309999995" table:style-name="ce4">
            <text:p>36,719,897</text:p>
          </table:table-cell>
          <table:table-cell office:value-type="float" office:value="4784064.08" table:style-name="ce4">
            <text:p>4,784,064</text:p>
          </table:table-cell>
          <table:table-cell office:value-type="float" office:value="-1226386.3700000001" table:style-name="ce4">
            <text:p>-1,226,386</text:p>
          </table:table-cell>
          <table:table-cell office:value-type="float" office:value="3557677.71" table:style-name="ce4">
            <text:p>3,557,678</text:p>
          </table:table-cell>
          <table:table-cell office:value-type="float" office:value="40277575.019999996" table:style-name="ce4">
            <text:p>40,277,57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34" table:style-name="ce4">
            <text:p>134</text:p>
          </table:table-cell>
          <table:table-cell office:value-type="float" office:value="122.39055" table:style-name="ce4">
            <text:p>122</text:p>
          </table:table-cell>
          <table:table-cell office:value-type="float" office:value="90" table:style-name="ce4">
            <text:p>90</text:p>
          </table:table-cell>
          <table:table-cell office:value-type="float" office:value="84.639190000000028" table:style-name="ce4">
            <text:p>85</text:p>
          </table:table-cell>
          <table:table-cell office:value-type="float" office:value="95" table:style-name="ce4">
            <text:p>95</text:p>
          </table:table-cell>
          <table:table-cell office:value-type="float" office:value="91.843249999999998" table:style-name="ce4">
            <text:p>92</text:p>
          </table:table-cell>
          <table:table-cell office:value-type="float" office:value="14" table:style-name="ce4">
            <text:p>14</text:p>
          </table:table-cell>
          <table:table-cell office:value-type="float" office:value="10.45945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5" table:style-name="ce4">
            <text:p>335</text:p>
          </table:table-cell>
          <table:table-cell office:value-type="float" office:value="311.33244000000002" table:style-name="ce4">
            <text:p>3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5" table:style-name="ce4">
            <text:p>335</text:p>
          </table:table-cell>
          <table:table-cell office:value-type="float" office:value="311.33244000000002" table:style-name="ce4">
            <text:p>311</text:p>
          </table:table-cell>
          <table:table-cell office:value-type="float" office:value="717766.53" table:style-name="ce4">
            <text:p>717,767</text:p>
          </table:table-cell>
          <table:table-cell office:value-type="float" office:value="2851.44" table:style-name="ce4">
            <text:p>2,851</text:p>
          </table:table-cell>
          <table:table-cell office:value-type="float" office:value="1080.99" table:style-name="ce4">
            <text:p>1,081</text:p>
          </table:table-cell>
          <table:table-cell office:value-type="float" office:value="-12020.270000000002" table:style-name="ce4">
            <text:p>-12,020</text:p>
          </table:table-cell>
          <table:table-cell office:value-type="float" office:value="196255.12000000002" table:style-name="ce4">
            <text:p>196,255</text:p>
          </table:table-cell>
          <table:table-cell office:value-type="float" office:value="65182.27" table:style-name="ce4">
            <text:p>65,182</text:p>
          </table:table-cell>
          <table:table-cell office:value-type="float" office:value="971116.08" table:style-name="ce4">
            <text:p>971,1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1116.08" table:style-name="ce4">
            <text:p>971,11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37" table:style-name="ce4">
            <text:p>9,437</text:p>
          </table:table-cell>
          <table:table-cell office:value-type="float" office:value="8234.0611900001077" table:style-name="ce4">
            <text:p>8,234</text:p>
          </table:table-cell>
          <table:table-cell office:value-type="float" office:value="2799" table:style-name="ce4">
            <text:p>2,799</text:p>
          </table:table-cell>
          <table:table-cell office:value-type="float" office:value="2644.9276799999952" table:style-name="ce4">
            <text:p>2,645</text:p>
          </table:table-cell>
          <table:table-cell office:value-type="float" office:value="2796" table:style-name="ce4">
            <text:p>2,796</text:p>
          </table:table-cell>
          <table:table-cell office:value-type="float" office:value="2643.4956799999959" table:style-name="ce4">
            <text:p>2,643</text:p>
          </table:table-cell>
          <table:table-cell office:value-type="float" office:value="747" table:style-name="ce4">
            <text:p>747</text:p>
          </table:table-cell>
          <table:table-cell office:value-type="float" office:value="726.61024000000032" table:style-name="ce4">
            <text:p>727</text:p>
          </table:table-cell>
          <table:table-cell office:value-type="float" office:value="72" table:style-name="ce4">
            <text:p>72</text:p>
          </table:table-cell>
          <table:table-cell office:value-type="float" office:value="71.567480000000003" table:style-name="ce4">
            <text:p>72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5859" table:style-name="ce4">
            <text:p>15,859</text:p>
          </table:table-cell>
          <table:table-cell office:value-type="float" office:value="14328.176160000099" table:style-name="ce4">
            <text:p>14,328</text:p>
          </table:table-cell>
          <table:table-cell office:value-type="float" office:value="2433.6999999999998" table:style-name="ce4">
            <text:p>2,434</text:p>
          </table:table-cell>
          <table:table-cell office:value-type="float" office:value="2433.6999999999998" table:style-name="ce4">
            <text:p>2,434</text:p>
          </table:table-cell>
          <table:table-cell office:value-type="float" office:value="15.9" table:style-name="ce4">
            <text:p>16</text:p>
          </table:table-cell>
          <table:table-cell office:value-type="float" office:value="15.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49.6" table:style-name="ce4">
            <text:p>2,450</text:p>
          </table:table-cell>
          <table:table-cell office:value-type="float" office:value="2449.6" table:style-name="ce4">
            <text:p>2,450</text:p>
          </table:table-cell>
          <table:table-cell office:value-type="float" office:value="0" table:style-name="ce4">
            <text:p>0</text:p>
          </table:table-cell>
          <table:table-cell office:value-type="float" office:value="18308.599999999999" table:style-name="ce4">
            <text:p>18,309</text:p>
          </table:table-cell>
          <table:table-cell office:value-type="float" office:value="16777.776160000099" table:style-name="ce4">
            <text:p>16,778</text:p>
          </table:table-cell>
          <table:table-cell office:value-type="float" office:value="33758646.560000002" table:style-name="ce4">
            <text:p>33,758,647</text:p>
          </table:table-cell>
          <table:table-cell office:value-type="float" office:value="675079.58999999985" table:style-name="ce4">
            <text:p>675,080</text:p>
          </table:table-cell>
          <table:table-cell office:value-type="float" office:value="130147.53" table:style-name="ce4">
            <text:p>130,148</text:p>
          </table:table-cell>
          <table:table-cell office:value-type="float" office:value="575585.86" table:style-name="ce4">
            <text:p>575,586</text:p>
          </table:table-cell>
          <table:table-cell office:value-type="float" office:value="9132771.6099999994" table:style-name="ce4">
            <text:p>9,132,772</text:p>
          </table:table-cell>
          <table:table-cell office:value-type="float" office:value="3364605.4000000004" table:style-name="ce4">
            <text:p>3,364,605</text:p>
          </table:table-cell>
          <table:table-cell office:value-type="float" office:value="47636836.550000004" table:style-name="ce4">
            <text:p>47,636,837</text:p>
          </table:table-cell>
          <table:table-cell office:value-type="float" office:value="6627764.6500000004" table:style-name="ce4">
            <text:p>6,627,765</text:p>
          </table:table-cell>
          <table:table-cell office:value-type="float" office:value="-1047.7299999999996" table:style-name="ce4">
            <text:p>-1,048</text:p>
          </table:table-cell>
          <table:table-cell office:value-type="float" office:value="6626716.9199999999" table:style-name="ce4">
            <text:p>6,626,717</text:p>
          </table:table-cell>
          <table:table-cell office:value-type="float" office:value="54263553.470000006" table:style-name="ce4">
            <text:p>54,263,55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28" table:style-name="ce4">
            <text:p>428</text:p>
          </table:table-cell>
          <table:table-cell office:value-type="float" office:value="384.33949000000001" table:style-name="ce4">
            <text:p>384</text:p>
          </table:table-cell>
          <table:table-cell office:value-type="float" office:value="340" table:style-name="ce4">
            <text:p>340</text:p>
          </table:table-cell>
          <table:table-cell office:value-type="float" office:value="316.59142000000014" table:style-name="ce4">
            <text:p>317</text:p>
          </table:table-cell>
          <table:table-cell office:value-type="float" office:value="305" table:style-name="ce4">
            <text:p>305</text:p>
          </table:table-cell>
          <table:table-cell office:value-type="float" office:value="293.1686600000001" table:style-name="ce4">
            <text:p>293</text:p>
          </table:table-cell>
          <table:table-cell office:value-type="float" office:value="97" table:style-name="ce4">
            <text:p>97</text:p>
          </table:table-cell>
          <table:table-cell office:value-type="float" office:value="95.576499999999996" table:style-name="ce4">
            <text:p>96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0" table:style-name="ce4">
            <text:p>1,180</text:p>
          </table:table-cell>
          <table:table-cell office:value-type="float" office:value="1098.7413900000001" table:style-name="ce4">
            <text:p>1,09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82" table:style-name="ce4">
            <text:p>1,182</text:p>
          </table:table-cell>
          <table:table-cell office:value-type="float" office:value="1100.7413900000001" table:style-name="ce4">
            <text:p>1,101</text:p>
          </table:table-cell>
          <table:table-cell office:value-type="float" office:value="3380435.8" table:style-name="ce4">
            <text:p>3,380,436</text:p>
          </table:table-cell>
          <table:table-cell office:value-type="float" office:value="54362.78" table:style-name="ce4">
            <text:p>54,363</text:p>
          </table:table-cell>
          <table:table-cell office:value-type="float" office:value="20320.260000000002" table:style-name="ce4">
            <text:p>20,320</text:p>
          </table:table-cell>
          <table:table-cell office:value-type="float" office:value="43398.529999999992" table:style-name="ce4">
            <text:p>43,399</text:p>
          </table:table-cell>
          <table:table-cell office:value-type="float" office:value="758760.45" table:style-name="ce4">
            <text:p>758,760</text:p>
          </table:table-cell>
          <table:table-cell office:value-type="float" office:value="297775.08000000007" table:style-name="ce4">
            <text:p>297,775</text:p>
          </table:table-cell>
          <table:table-cell office:value-type="float" office:value="4555052.8999999994" table:style-name="ce4">
            <text:p>4,555,053</text:p>
          </table:table-cell>
          <table:table-cell office:value-type="float" office:value="4551.99" table:style-name="ce4">
            <text:p>4,552</text:p>
          </table:table-cell>
          <table:table-cell office:value-type="float" office:value="0" table:style-name="ce4">
            <text:p>0</text:p>
          </table:table-cell>
          <table:table-cell office:value-type="float" office:value="4551.99" table:style-name="ce4">
            <text:p>4,552</text:p>
          </table:table-cell>
          <table:table-cell office:value-type="float" office:value="4559604.8899999997" table:style-name="ce4">
            <text:p>4,559,60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926" table:style-name="ce4">
            <text:p>28,926</text:p>
          </table:table-cell>
          <table:table-cell office:value-type="float" office:value="27283.244630000394" table:style-name="ce4">
            <text:p>27,283</text:p>
          </table:table-cell>
          <table:table-cell office:value-type="float" office:value="7051" table:style-name="ce4">
            <text:p>7,051</text:p>
          </table:table-cell>
          <table:table-cell office:value-type="float" office:value="6732.657970000043" table:style-name="ce4">
            <text:p>6,733</text:p>
          </table:table-cell>
          <table:table-cell office:value-type="float" office:value="7525" table:style-name="ce4">
            <text:p>7,525</text:p>
          </table:table-cell>
          <table:table-cell office:value-type="float" office:value="7193.1126600000216" table:style-name="ce4">
            <text:p>7,193</text:p>
          </table:table-cell>
          <table:table-cell office:value-type="float" office:value="935" table:style-name="ce4">
            <text:p>935</text:p>
          </table:table-cell>
          <table:table-cell office:value-type="float" office:value="915.60110000000009" table:style-name="ce4">
            <text:p>916</text:p>
          </table:table-cell>
          <table:table-cell office:value-type="float" office:value="89" table:style-name="ce4">
            <text:p>89</text:p>
          </table:table-cell>
          <table:table-cell office:value-type="float" office:value="88.6" table:style-name="ce4">
            <text:p>89</text:p>
          </table:table-cell>
          <table:table-cell office:value-type="float" office:value="21750" table:style-name="ce4">
            <text:p>21,750</text:p>
          </table:table-cell>
          <table:table-cell office:value-type="float" office:value="20214.424859999915" table:style-name="ce4">
            <text:p>20,214</text:p>
          </table:table-cell>
          <table:table-cell office:value-type="float" office:value="66276" table:style-name="ce4">
            <text:p>66,276</text:p>
          </table:table-cell>
          <table:table-cell office:value-type="float" office:value="62427.641220000369" table:style-name="ce4">
            <text:p>62,428</text:p>
          </table:table-cell>
          <table:table-cell office:value-type="float" office:value="1147.4804193548389" table:style-name="ce4">
            <text:p>1,147</text:p>
          </table:table-cell>
          <table:table-cell office:value-type="float" office:value="1147.4804193548389" table:style-name="ce4">
            <text:p>1,1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47.4804193548389" table:style-name="ce4">
            <text:p>1,147</text:p>
          </table:table-cell>
          <table:table-cell office:value-type="float" office:value="1147.4804193548389" table:style-name="ce4">
            <text:p>1,147</text:p>
          </table:table-cell>
          <table:table-cell office:value-type="float" office:value="0" table:style-name="ce4">
            <text:p>0</text:p>
          </table:table-cell>
          <table:table-cell office:value-type="float" office:value="67423.480419354833" table:style-name="ce4">
            <text:p>67,423</text:p>
          </table:table-cell>
          <table:table-cell office:value-type="float" office:value="63575.121639355209" table:style-name="ce4">
            <text:p>63,575</text:p>
          </table:table-cell>
          <table:table-cell office:value-type="float" office:value="167749760.39000005" table:style-name="ce4">
            <text:p>167,749,760</text:p>
          </table:table-cell>
          <table:table-cell office:value-type="float" office:value="17442133.52" table:style-name="ce4">
            <text:p>17,442,134</text:p>
          </table:table-cell>
          <table:table-cell office:value-type="float" office:value="1065391.98" table:style-name="ce4">
            <text:p>1,065,392</text:p>
          </table:table-cell>
          <table:table-cell office:value-type="float" office:value="9409801.6199999992" table:style-name="ce4">
            <text:p>9,409,802</text:p>
          </table:table-cell>
          <table:table-cell office:value-type="float" office:value="46174683" table:style-name="ce4">
            <text:p>46,174,683</text:p>
          </table:table-cell>
          <table:table-cell office:value-type="float" office:value="18482353.940000001" table:style-name="ce4">
            <text:p>18,482,354</text:p>
          </table:table-cell>
          <table:table-cell office:value-type="float" office:value="260324124.45000005" table:style-name="ce4">
            <text:p>260,324,124</text:p>
          </table:table-cell>
          <table:table-cell office:value-type="float" office:value="4504980.0999999996" table:style-name="ce4">
            <text:p>4,504,980</text:p>
          </table:table-cell>
          <table:table-cell office:value-type="float" office:value="238848.64000000001" table:style-name="ce4">
            <text:p>238,849</text:p>
          </table:table-cell>
          <table:table-cell office:value-type="float" office:value="4743828.7399999993" table:style-name="ce4">
            <text:p>4,743,829</text:p>
          </table:table-cell>
          <table:table-cell office:value-type="float" office:value="265067953.19000006" table:style-name="ce4">
            <text:p>265,067,95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046" table:style-name="ce4">
            <text:p>1,046</text:p>
          </table:table-cell>
          <table:table-cell office:value-type="float" office:value="952.68541999999718" table:style-name="ce4">
            <text:p>953</text:p>
          </table:table-cell>
          <table:table-cell office:value-type="float" office:value="435" table:style-name="ce4">
            <text:p>435</text:p>
          </table:table-cell>
          <table:table-cell office:value-type="float" office:value="414.43838000000005" table:style-name="ce4">
            <text:p>414</text:p>
          </table:table-cell>
          <table:table-cell office:value-type="float" office:value="180" table:style-name="ce4">
            <text:p>180</text:p>
          </table:table-cell>
          <table:table-cell office:value-type="float" office:value="170.63594000000001" table:style-name="ce4">
            <text:p>171</text:p>
          </table:table-cell>
          <table:table-cell office:value-type="float" office:value="23" table:style-name="ce4">
            <text:p>23</text:p>
          </table:table-cell>
          <table:table-cell office:value-type="float" office:value="22.8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87" table:style-name="ce4">
            <text:p>1,687</text:p>
          </table:table-cell>
          <table:table-cell office:value-type="float" office:value="1563.5597399999972" table:style-name="ce4">
            <text:p>1,564</text:p>
          </table:table-cell>
          <table:table-cell office:value-type="float" office:value="149" table:style-name="ce4">
            <text:p>149</text:p>
          </table:table-cell>
          <table:table-cell office:value-type="float" office:value="138.4" table:style-name="ce4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9" table:style-name="ce4">
            <text:p>149</text:p>
          </table:table-cell>
          <table:table-cell office:value-type="float" office:value="138.4" table:style-name="ce4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1836" table:style-name="ce4">
            <text:p>1,836</text:p>
          </table:table-cell>
          <table:table-cell office:value-type="float" office:value="1701.9597399999973" table:style-name="ce4">
            <text:p>1,702</text:p>
          </table:table-cell>
          <table:table-cell office:value-type="float" office:value="3278722.71" table:style-name="ce4">
            <text:p>3,278,723</text:p>
          </table:table-cell>
          <table:table-cell office:value-type="float" office:value="44365.909999999989" table:style-name="ce4">
            <text:p>44,366</text:p>
          </table:table-cell>
          <table:table-cell office:value-type="float" office:value="15254.130000000001" table:style-name="ce4">
            <text:p>15,254</text:p>
          </table:table-cell>
          <table:table-cell office:value-type="float" office:value="271999.28999999998" table:style-name="ce4">
            <text:p>271,999</text:p>
          </table:table-cell>
          <table:table-cell office:value-type="float" office:value="834547.78999999992" table:style-name="ce4">
            <text:p>834,548</text:p>
          </table:table-cell>
          <table:table-cell office:value-type="float" office:value="322924.31000000006" table:style-name="ce4">
            <text:p>322,924</text:p>
          </table:table-cell>
          <table:table-cell office:value-type="float" office:value="4767814.1400000006" table:style-name="ce4">
            <text:p>4,767,814</text:p>
          </table:table-cell>
          <table:table-cell office:value-type="float" office:value="317736.25999999995" table:style-name="ce4">
            <text:p>317,736</text:p>
          </table:table-cell>
          <table:table-cell office:value-type="float" office:value="0" table:style-name="ce4">
            <text:p>0</text:p>
          </table:table-cell>
          <table:table-cell office:value-type="float" office:value="317736.25999999995" table:style-name="ce4">
            <text:p>317,736</text:p>
          </table:table-cell>
          <table:table-cell office:value-type="float" office:value="5085550.4000000004" table:style-name="ce4">
            <text:p>5,085,55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37" table:style-name="ce4">
            <text:p>2,237</text:p>
          </table:table-cell>
          <table:table-cell office:value-type="float" office:value="2025.5686940000001" table:style-name="ce4">
            <text:p>2,026</text:p>
          </table:table-cell>
          <table:table-cell office:value-type="float" office:value="2237" table:style-name="ce4">
            <text:p>2,237</text:p>
          </table:table-cell>
          <table:table-cell office:value-type="float" office:value="2025.5686940000001" table:style-name="ce4">
            <text:p>2,026</text:p>
          </table:table-cell>
          <table:table-cell office:value-type="float" office:value="54" table:style-name="ce4">
            <text:p>54</text:p>
          </table:table-cell>
          <table:table-cell office:value-type="float" office:value="54" table:style-name="ce4">
            <text:p>54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9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2296" table:style-name="ce4">
            <text:p>2,296</text:p>
          </table:table-cell>
          <table:table-cell office:value-type="float" office:value="2084.5686940000001" table:style-name="ce4">
            <text:p>2,085</text:p>
          </table:table-cell>
          <table:table-cell office:value-type="float" office:value="9487316.4800000042" table:style-name="ce4">
            <text:p>9,487,3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87316.4800000042" table:style-name="ce4">
            <text:p>9,487,316</text:p>
          </table:table-cell>
          <table:table-cell office:value-type="float" office:value="655735.71000000008" table:style-name="ce4">
            <text:p>655,736</text:p>
          </table:table-cell>
          <table:table-cell office:value-type="float" office:value="0" table:style-name="ce4">
            <text:p>0</text:p>
          </table:table-cell>
          <table:table-cell office:value-type="float" office:value="655735.71000000008" table:style-name="ce4">
            <text:p>655,736</text:p>
          </table:table-cell>
          <table:table-cell office:value-type="float" office:value="10143052.190000005" table:style-name="ce4">
            <text:p>10,143,05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2.62" table:style-name="ce4">
            <text:p>93</text:p>
          </table:table-cell>
          <table:table-cell office:value-type="float" office:value="99" table:style-name="ce4">
            <text:p>99</text:p>
          </table:table-cell>
          <table:table-cell office:value-type="float" office:value="92.62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2.62" table:style-name="ce4">
            <text:p>93</text:p>
          </table:table-cell>
          <table:table-cell office:value-type="float" office:value="448517" table:style-name="ce4">
            <text:p>448,517</text:p>
          </table:table-cell>
          <table:table-cell office:value-type="float" office:value="0" table:style-name="ce4">
            <text:p>0</text:p>
          </table:table-cell>
          <table:table-cell office:value-type="float" office:value="750" table:style-name="ce4">
            <text:p>7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9267" table:style-name="ce4">
            <text:p>449,2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9267" table:style-name="ce4">
            <text:p>449,26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4" table:style-name="ce4">
            <text:p>24</text:p>
          </table:table-cell>
          <table:table-cell office:value-type="float" office:value="23.6" table:style-name="ce4">
            <text:p>24</text:p>
          </table:table-cell>
          <table:table-cell office:value-type="float" office:value="57" table:style-name="ce4">
            <text:p>57</text:p>
          </table:table-cell>
          <table:table-cell office:value-type="float" office:value="55" table:style-name="ce4">
            <text:p>55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8" table:style-name="ce4">
            <text:p>98</text:p>
          </table:table-cell>
          <table:table-cell office:value-type="float" office:value="94.4" table:style-name="ce4">
            <text:p>94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6.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100.5" table:style-name="ce4">
            <text:p>101</text:p>
          </table:table-cell>
          <table:table-cell office:value-type="float" office:value="176182.77000000002" table:style-name="ce4">
            <text:p>176,183</text:p>
          </table:table-cell>
          <table:table-cell office:value-type="float" office:value="9657.44" table:style-name="ce4">
            <text:p>9,657</text:p>
          </table:table-cell>
          <table:table-cell office:value-type="float" office:value="-3230" table:style-name="ce4">
            <text:p>-3,230</text:p>
          </table:table-cell>
          <table:table-cell office:value-type="float" office:value="1081.75" table:style-name="ce4">
            <text:p>1,082</text:p>
          </table:table-cell>
          <table:table-cell office:value-type="float" office:value="83373.62000000001" table:style-name="ce4">
            <text:p>83,374</text:p>
          </table:table-cell>
          <table:table-cell office:value-type="float" office:value="35612.74" table:style-name="ce4">
            <text:p>35,613</text:p>
          </table:table-cell>
          <table:table-cell office:value-type="float" office:value="302678.32" table:style-name="ce4">
            <text:p>302,678</text:p>
          </table:table-cell>
          <table:table-cell office:value-type="float" office:value="10031.9" table:style-name="ce4">
            <text:p>10,032</text:p>
          </table:table-cell>
          <table:table-cell office:value-type="float" office:value="-652" table:style-name="ce4">
            <text:p>-652</text:p>
          </table:table-cell>
          <table:table-cell office:value-type="float" office:value="9379.9" table:style-name="ce4">
            <text:p>9,380</text:p>
          </table:table-cell>
          <table:table-cell office:value-type="float" office:value="312058.22000000003" table:style-name="ce4">
            <text:p>312,05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32.630000000000003" table:style-name="ce4">
            <text:p>33</text:p>
          </table:table-cell>
          <table:table-cell office:value-type="float" office:value="37" table:style-name="ce4">
            <text:p>37</text:p>
          </table:table-cell>
          <table:table-cell office:value-type="float" office:value="32.63000000000000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32.63000000000000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2" table:style-name="ce4">
            <text:p>12</text:p>
          </table:table-cell>
          <table:table-cell office:value-type="float" office:value="11.5" table:style-name="ce4">
            <text:p>12</text:p>
          </table:table-cell>
          <table:table-cell office:value-type="float" office:value="129" table:style-name="ce4">
            <text:p>129</text:p>
          </table:table-cell>
          <table:table-cell office:value-type="float" office:value="127.2" table:style-name="ce4">
            <text:p>127</text:p>
          </table:table-cell>
          <table:table-cell office:value-type="float" office:value="50" table:style-name="ce4">
            <text:p>50</text:p>
          </table:table-cell>
          <table:table-cell office:value-type="float" office:value="49" table:style-name="ce4">
            <text:p>49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4" table:style-name="ce4">
            <text:p>204</text:p>
          </table:table-cell>
          <table:table-cell office:value-type="float" office:value="199.7" table:style-name="ce4">
            <text:p>20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14" table:style-name="ce4">
            <text:p>214</text:p>
          </table:table-cell>
          <table:table-cell office:value-type="float" office:value="209.7" table:style-name="ce4">
            <text:p>210</text:p>
          </table:table-cell>
          <table:table-cell office:value-type="float" office:value="466437.74999999994" table:style-name="ce4">
            <text:p>466,438</text:p>
          </table:table-cell>
          <table:table-cell office:value-type="float" office:value="4725.68" table:style-name="ce4">
            <text:p>4,726</text:p>
          </table:table-cell>
          <table:table-cell office:value-type="float" office:value="-77012.239999999991" table:style-name="ce4">
            <text:p>-77,012</text:p>
          </table:table-cell>
          <table:table-cell office:value-type="float" office:value="1262.6199999999999" table:style-name="ce4">
            <text:p>1,263</text:p>
          </table:table-cell>
          <table:table-cell office:value-type="float" office:value="113643.36" table:style-name="ce4">
            <text:p>113,643</text:p>
          </table:table-cell>
          <table:table-cell office:value-type="float" office:value="36984.250000000007" table:style-name="ce4">
            <text:p>36,984</text:p>
          </table:table-cell>
          <table:table-cell office:value-type="float" office:value="546041.41999999993" table:style-name="ce4">
            <text:p>546,041</text:p>
          </table:table-cell>
          <table:table-cell office:value-type="float" office:value="26003.09" table:style-name="ce4">
            <text:p>26,003</text:p>
          </table:table-cell>
          <table:table-cell office:value-type="float" office:value="0" table:style-name="ce4">
            <text:p>0</text:p>
          </table:table-cell>
          <table:table-cell office:value-type="float" office:value="26003.09" table:style-name="ce4">
            <text:p>26,003</text:p>
          </table:table-cell>
          <table:table-cell office:value-type="float" office:value="572044.50999999989" table:style-name="ce4">
            <text:p>572,04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4">
            <text:p>18</text:p>
          </table:table-cell>
          <table:table-cell office:value-type="float" office:value="17.600000000000001" table:style-name="ce4">
            <text:p>18</text:p>
          </table:table-cell>
          <table:table-cell office:value-type="float" office:value="45" table:style-name="ce4">
            <text:p>45</text:p>
          </table:table-cell>
          <table:table-cell office:value-type="float" office:value="43.11" table:style-name="ce4">
            <text:p>43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6.710000000000008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6.710000000000008" table:style-name="ce4">
            <text:p>97</text:p>
          </table:table-cell>
          <table:table-cell office:value-type="float" office:value="393299.5" table:style-name="ce4">
            <text:p>393,300</text:p>
          </table:table-cell>
          <table:table-cell office:value-type="float" office:value="3901.92" table:style-name="ce4">
            <text:p>3,9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223.07" table:style-name="ce4">
            <text:p>92,223</text:p>
          </table:table-cell>
          <table:table-cell office:value-type="float" office:value="40914.92" table:style-name="ce4">
            <text:p>40,915</text:p>
          </table:table-cell>
          <table:table-cell office:value-type="float" office:value="530339.41" table:style-name="ce4">
            <text:p>530,3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0339.41" table:style-name="ce4">
            <text:p>530,33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April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17.46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15.8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50.46" table:style-name="ce4">
            <text:p>5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2" table:style-name="ce4">
            <text:p>62</text:p>
          </table:table-cell>
          <table:table-cell office:value-type="float" office:value="54.46" table:style-name="ce4">
            <text:p>54</text:p>
          </table:table-cell>
          <table:table-cell office:value-type="float" office:value="179971.83000000002" table:style-name="ce4">
            <text:p>179,972</text:p>
          </table:table-cell>
          <table:table-cell office:value-type="float" office:value="2153.02" table:style-name="ce4">
            <text:p>2,153</text:p>
          </table:table-cell>
          <table:table-cell office:value-type="float" office:value="-300" table:style-name="ce4">
            <text:p>-300</text:p>
          </table:table-cell>
          <table:table-cell office:value-type="float" office:value="0" table:style-name="ce4">
            <text:p>0</text:p>
          </table:table-cell>
          <table:table-cell office:value-type="float" office:value="53656.17" table:style-name="ce4">
            <text:p>53,656</text:p>
          </table:table-cell>
          <table:table-cell office:value-type="float" office:value="20998.1" table:style-name="ce4">
            <text:p>20,998</text:p>
          </table:table-cell>
          <table:table-cell office:value-type="float" office:value="256479.12000000002" table:style-name="ce4">
            <text:p>256,479</text:p>
          </table:table-cell>
          <table:table-cell office:value-type="float" office:value="69347.55" table:style-name="ce4">
            <text:p>69,348</text:p>
          </table:table-cell>
          <table:table-cell office:value-type="float" office:value="0" table:style-name="ce4">
            <text:p>0</text:p>
          </table:table-cell>
          <table:table-cell office:value-type="float" office:value="69347.55" table:style-name="ce4">
            <text:p>69,348</text:p>
          </table:table-cell>
          <table:table-cell office:value-type="float" office:value="325826.67000000004" table:style-name="ce4">
            <text:p>325,827</text:p>
          </table:table-cell>
          <table:table-cell table:number-columns-repeated="16343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4"/>
          <table:table-cell table:number-columns-repeated="16378" table:style-name="ce1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Dale, Harriet</dc:creator>
    <meta:creation-date>2022-09-30T10:29:42Z</meta:creation-date>
    <dc:date>2023-08-18T08:24:08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